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jpeg" manifest:full-path="Pictures/1000000000000640000004B0BEDB118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 style:list-style-name="L3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AlphaBiscuit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1">Reading biscuit letters</text:span></text:p>
              </text:list-item>
              <text:list-item>
                <text:p text:style-name="P2"><text:span text:style-name="T1"/></text:p>
                <text:p text:style-name="P2"><text:span text:style-name="T1"/></text:p>
              </text:list-item>
            </text:list>
          </draw:text-box>
        </draw:frame>
        <draw:frame draw:style-name="gr1" draw:text-style-name="P3" draw:layer="layout" svg:width="13.97cm" svg:height="10.16cm" svg:x="6.985cm" svg:y="8.89cm">
          <draw:image xlink:href="Pictures/1000000000000640000004B0BEDB11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raining process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3">
              <text:list-item>
                <text:p>Read Image from file</text:p>
              </text:list-item>
              <text:list-item>
                <text:p>Classify manually</text:p>
              </text:list-item>
              <text:list-item>
                <text:p>Filter</text:p>
              </text:list-item>
              <text:list-item>
                <text:p>Feature extr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Raw<text:line-break/></text:p>
          </draw:text-box>
        </draw:frame>
        <draw:frame draw:style-name="gr1" draw:text-style-name="P3" draw:layer="layout" svg:width="18.478cm" svg:height="13.859cm" svg:x="4.76cm" svg:y="4.913cm" presentation:class="graphic">
          <draw:image xlink:href="Pictures/1000000000000640000004B0BEDB11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iltered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6T09:00:30</meta:creation-date>
    <dc:language>fi-FI</dc:language>
    <meta:editing-cycles>4</meta:editing-cycles>
    <meta:editing-duration>PT23M40S</meta:editing-duration>
    <meta:initial-creator>arash </meta:initial-creator>
    <dc:date>2011-05-16T09:24:09</dc:date>
    <dc:creator>arash </dc:creator>
    <meta:document-statistic meta:object-count="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